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atisfactory</text:p>
          </table:table-cell>
          <table:table-cell office:value-type="string" calcext:value-type="string">
            <text:p>Unsatisfactory</text:p>
          </table:table-cell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percentage" office:value="0.4" calcext:value-type="percentage">
            <text:p>40,0 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time</text:p>
          </table:table-cell>
          <table:table-cell office:value-type="percentage" office:value="0.3" calcext:value-type="percentage">
            <text:p>30,0 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percentage" office:value="0.2" calcext:value-type="percentage">
            <text:p>20,0 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cumentation</text:p>
          </table:table-cell>
          <table:table-cell office:value-type="percentage" office:value="0.1" calcext:value-type="percentage">
            <text:p>10,0 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+SUM([.C3:.C6])" office:value-type="percentage" office:value="1" calcext:value-type="percentage">
            <text:p>100,0 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13:33:32.110000000</dc:date>
    <meta:editing-duration>PT12M10S</meta:editing-duration>
    <meta:editing-cycles>2</meta:editing-cycles>
    <meta:generator>LibreOffice/7.3.2.2$Windows_X86_64 LibreOffice_project/49f2b1bff42cfccbd8f788c8dc32c1c309559be0</meta:generator>
    <meta:document-statistic meta:table-count="1" meta:cell-count="14" meta:object-count="0"/>
  </office:meta>
</office:document-meta>
</file>